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Tabella1.3" style:family="table-row">
      <style:table-row-properties style:row-height="8.5cm"/>
    </style:style>
    <style:style style:name="Tabella1.A3" style:family="table-cell">
      <style:table-cell-properties style:vertical-align="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6pt" fo:font-style="normal" style:text-underline-style="none" fo:font-weight="bold" officeooo:rsid="001a116f" officeooo:paragraph-rsid="01043c60" style:font-name-asian="SimSun" style:font-size-asian="46pt" style:font-style-asian="normal" style:font-weight-asian="bold" style:font-name-complex="Tahoma" style:font-size-complex="46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7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46pt" style:font-size-asian="46pt" style:font-size-complex="4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3"><draw:frame draw:style-name="fr1" draw:name="image:asimage(key[2].company_id.partner_id.label_image)" text:anchor-type="as-char" style:rel-width="17%" svg:height="1.9cm" style:rel-height="scale" draw:z-index="0"><draw:text-box fo:min-width="1.937cm"><text:p text:style-name="P7"/></draw:text-box></draw:frame></text:p>
          </table:table-cell>
        </table:table-row>
        <table:table-row table:style-name="Tabella1.3">
          <table:table-cell table:style-name="Tabella1.A3" office:value-type="string">
            <text:p text:style-name="P4"><text:placeholder text:placeholder-type="text">&lt;key[0].name.strip()&gt;</text:placeholder></text:p>
            <text:p text:style-name="P2"><text:span text:style-name="T1"><text:placeholder text:placeholder-type="text">&lt;key[2].default_code&gt;</text:placeholder></text:span><text:placeholder text:placeholder-type="text">&lt;('\n%s' % order_ref) if order_ref else ''&gt;</text:placeholder></text:p>
          </table:table-cell>
        </table:table-row>
        <text:soft-page-break/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22T16:54:53.338135485</dc:date>
    <meta:editing-duration>PT18H22M58S</meta:editing-duration>
    <meta:editing-cycles>24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" meta:word-count="15" meta:character-count="145" meta:non-whitespace-character-count="134"/>
  </office:meta>
</office:document-meta>
</file>